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objectwithoutfill">
      <style:graphic-properties svg:stroke-width="0.152cm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3" style:family="graphic" style:parent-style-name="Arrow_20_Line" style:list-style-name="L1">
      <style:graphic-properties draw:textarea-vertical-align="middle" draw:line-distance="1.197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Arrow_20_Line" style:list-style-name="L1">
      <style:graphic-properties draw:textarea-vertical-align="middle" draw:line-distance="1.197cm" draw:placing="below"/>
      <style:paragraph-properties style:writing-mode="lr-tb"/>
    </style:style>
    <style:style style:name="gr6" style:family="graphic" style:parent-style-name="Arrow_20_Line" style:list-style-name="L1">
      <style:graphic-properties draw:textarea-vertical-align="middle" draw:line-distance="1.197cm" draw:placing="below"/>
      <style:paragraph-properties style:writing-mode="lr-tb"/>
    </style:style>
    <style:style style:name="gr7" style:family="graphic" style:parent-style-name="Arrow_20_Line" style:list-style-name="L1">
      <style:graphic-properties draw:textarea-vertical-align="top" draw:line-distance="1.197cm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385cm" fo:min-width="1.913cm"/>
      <style:paragraph-properties style:writing-mode="lr-tb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385cm" fo:min-width="2.548cm"/>
      <style:paragraph-properties style:writing-mode="lr-tb"/>
    </style:style>
    <style:style style:name="gr1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385cm" fo:min-width="2.29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3" style:family="graphic" style:parent-style-name="Arrow_20_Line" style:list-style-name="L1">
      <style:graphic-properties draw:textarea-vertical-align="middle" draw:line-distance="0.993cm" draw:placing="below"/>
      <style:paragraph-properties style:writing-mode="lr-tb"/>
    </style:style>
    <style:style style:name="gr14" style:family="graphic" style:parent-style-name="standard">
      <style:graphic-properties draw:stroke="solid" svg:stroke-color="#000000" draw:fill="none" fo:min-height="0.395cm"/>
      <style:paragraph-properties style:writing-mode="lr-tb"/>
    </style:style>
    <style:style style:name="gr15" style:family="graphic" style:parent-style-name="objectwithoutfill">
      <style:graphic-properties draw:marker-end="Arrowheads_20_3" draw:marker-end-width="0.3cm" draw:fill="none" draw:textarea-vertical-align="middle"/>
    </style:style>
    <style:style style:name="gr16" style:family="graphic" style:parent-style-name="standard">
      <style:graphic-properties draw:stroke="solid" svg:stroke-color="#000000" draw:fill="none" fo:min-height="0.46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margin-left="0cm" fo:margin-right="0.508cm" fo:margin-top="0cm" fo:margin-bottom="0.66cm" fo:line-height="115%" fo:text-align="center" fo:text-indent="0.356cm" style:writing-mode="lr-tb"/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.508cm" fo:margin-top="0cm" fo:margin-bottom="0.66cm" fo:line-height="115%" fo:text-align="center" fo:text-indent="0.356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paragraph-properties fo:margin-top="0.42cm" fo:margin-bottom="0.35cm" fo:text-align="center"/>
    </style:style>
    <style:style style:name="P12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13.065cm" svg:x2="25.13cm" svg:y2="13.065cm">
          <text:p/>
        </draw:line>
        <draw:line draw:style-name="gr2" draw:text-style-name="P1" draw:layer="layout" svg:x1="4.81cm" svg:y1="13.065cm" svg:x2="7.35cm" svg:y2="18.145cm">
          <text:p/>
        </draw:line>
        <draw:line draw:style-name="gr2" draw:text-style-name="P1" draw:layer="layout" svg:x1="7.35cm" svg:y1="18.145cm" svg:x2="9.89cm" svg:y2="18.145cm">
          <text:p/>
        </draw:line>
        <draw:line draw:style-name="gr2" draw:text-style-name="P1" draw:layer="layout" svg:x1="9.89cm" svg:y1="18.145cm" svg:x2="16.24cm" svg:y2="5.445cm">
          <text:p/>
        </draw:line>
        <draw:line draw:style-name="gr2" draw:text-style-name="P1" draw:layer="layout" svg:x1="16.265cm" svg:y1="5.445cm" svg:x2="20.05cm" svg:y2="5.445cm">
          <text:p/>
        </draw:line>
        <draw:line draw:style-name="gr2" draw:text-style-name="P1" draw:layer="layout" svg:x1="20.05cm" svg:y1="5.445cm" svg:x2="22.59cm" svg:y2="13.065cm">
          <text:p/>
        </draw:line>
        <draw:line draw:style-name="gr1" draw:text-style-name="P1" draw:layer="layout" svg:x1="13.065cm" svg:y1="3.54cm" svg:x2="13.065cm" svg:y2="20.05cm">
          <text:p/>
        </draw:line>
        <draw:measure draw:style-name="gr3" draw:text-style-name="P3" draw:layer="measurelines" svg:x1="16.24cm" svg:y1="4.937cm" svg:x2="20.05cm" svg:y2="4.937cm">
          <text:p text:style-name="P2"><text:span text:style-name="T1">FLATCLR1</text:span></text:p>
        </draw:measure>
        <draw:frame draw:style-name="gr4" draw:text-style-name="P4" draw:layer="layout" svg:width="0.502cm" svg:height="0.963cm" svg:x="18.098cm" svg:y="1.428cm">
          <draw:text-box>
            <text:p><text:measure text:kind="gap"/><text:measure text:kind="value"/><text:measure text:kind="value"/></text:p>
          </draw:text-box>
        </draw:frame>
        <draw:measure draw:style-name="gr5" draw:text-style-name="P3" draw:layer="layout" svg:x1="7.341cm" svg:y1="18.145cm" svg:x2="9.881cm" svg:y2="18.145cm">
          <text:p text:style-name="P2"><text:span text:style-name="T1">FLATCLR2</text:span></text:p>
        </draw:measure>
        <draw:measure draw:style-name="gr6" draw:text-style-name="P3" draw:layer="layout" svg:x1="20.05cm" svg:y1="13.065cm" svg:x2="22.59cm" svg:y2="13.065cm">
          <text:p text:style-name="P2"><text:span text:style-name="T1">CLDECAY1</text:span></text:p>
        </draw:measure>
        <draw:measure draw:style-name="gr7" draw:text-style-name="P6" draw:layer="layout" svg:x1="4.819cm" svg:y1="13.065cm" svg:x2="7.359cm" svg:y2="13.065cm">
          <text:p text:style-name="P5"><text:span text:style-name="T1">CLDECAY2</text:span></text:p>
        </draw:measure>
        <draw:line draw:style-name="gr8" draw:text-style-name="P1" draw:layer="layout" svg:x1="12.176cm" svg:y1="9.128cm" svg:x2="13.065cm" svg:y2="11.795cm">
          <text:p/>
        </draw:line>
        <draw:custom-shape draw:style-name="gr9" draw:text-style-name="P8" draw:layer="layout" svg:width="2.413cm" svg:height="0.635cm" svg:x="9.763cm" svg:y="8.493cm">
          <text:p text:style-name="P7"><text:span text:style-name="T2">CL_Zero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.05cm" svg:y1="5.445cm" svg:x2="20.05cm" svg:y2="13.065cm">
          <text:p/>
        </draw:line>
        <draw:line draw:style-name="gr1" draw:text-style-name="P1" draw:layer="layout" svg:x1="7.35cm" svg:y1="13.065cm" svg:x2="7.35cm" svg:y2="18.145cm">
          <text:p/>
        </draw:line>
        <draw:custom-shape draw:style-name="gr10" draw:text-style-name="P8" draw:layer="layout" svg:width="3.048cm" svg:height="0.635cm" svg:x="7.858cm" svg:y="10.144cm">
          <text:p text:style-name="P7"><text:span text:style-name="T2">CRITAOAM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906cm" svg:y1="10.779cm" svg:x2="9.89cm" svg:y2="13.065cm">
          <text:p/>
        </draw:line>
        <draw:custom-shape draw:style-name="gr11" draw:text-style-name="P8" draw:layer="layout" svg:width="2.794cm" svg:height="0.635cm" svg:x="17.129cm" svg:y="15.986cm">
          <text:p text:style-name="P7"><text:span text:style-name="T2">CRITAOAP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7.129cm" svg:y1="15.986cm" svg:x2="16.24cm" svg:y2="13.065cm">
          <text:p/>
        </draw:line>
        <draw:line draw:style-name="gr1" draw:text-style-name="P1" draw:layer="layout" svg:x1="16.24cm" svg:y1="5.445cm" svg:x2="16.24cm" svg:y2="13.065cm">
          <text:p/>
        </draw:line>
        <draw:line draw:style-name="gr1" draw:text-style-name="P1" draw:layer="layout" svg:x1="9.89cm" svg:y1="13.065cm" svg:x2="9.89cm" svg:y2="18.145cm">
          <text:p/>
        </draw:line>
        <draw:frame draw:style-name="gr12" draw:text-style-name="P10" draw:layer="layout" svg:width="21.082cm" svg:height="1.673cm" svg:x="3.159cm" svg:y="1.254cm">
          <draw:text-box>
            <text:p text:style-name="P9">YSFlight Community Edition</text:p>
            <text:p text:style-name="P9">Lift Coefficient vs Angle of Attack Curve</text:p>
          </draw:text-box>
        </draw:frame>
        <draw:measure draw:style-name="gr13" draw:text-style-name="P3" draw:layer="layout" svg:x1="13.319cm" svg:y1="11.16cm" svg:x2="14.843cm" svg:y2="8.112cm">
          <text:p text:style-name="P2"><text:span text:style-name="T1">CL_Slope</text:span></text:p>
        </draw:measure>
      </draw:page>
      <draw:page draw:name="page2" draw:style-name="dp1" draw:master-page-name="Default">
        <draw:line draw:style-name="gr1" draw:text-style-name="P1" draw:layer="layout" svg:x1="2.27cm" svg:y1="13.066cm" svg:x2="25.13cm" svg:y2="13.066cm">
          <text:p/>
        </draw:line>
        <draw:line draw:style-name="gr1" draw:text-style-name="P1" draw:layer="layout" svg:x1="13.065cm" svg:y1="3.541cm" svg:x2="13.065cm" svg:y2="20.051cm">
          <text:p/>
        </draw:line>
        <draw:frame draw:style-name="gr12" draw:text-style-name="P10" draw:layer="layout" svg:width="21.082cm" svg:height="1.673cm" svg:x="3.159cm" svg:y="1.255cm">
          <draw:text-box>
            <text:p text:style-name="P9">YSFlight Community Edition</text:p>
            <text:p text:style-name="P9">Drag Coefficient vs Angle of Attack Curve</text:p>
          </draw:text-box>
        </draw:frame>
        <draw:path draw:style-name="gr2" draw:text-style-name="P1" draw:layer="controls" svg:width="9.4cm" svg:height="8.185cm" draw:transform="skewX (-0.591143017650479) rotate (-1.1702432634622) translate (14.015774632379cm -2.17189320260784cm)" svg:viewBox="0 0 9401 8186" svg:d="M0 8186c12410 3 8961-8186 8961-8186">
          <text:p/>
        </draw:path>
        <draw:line draw:style-name="gr2" draw:text-style-name="P1" draw:layer="controls" svg:x1="8.62cm" svg:y1="6.08cm" svg:x2="6.08cm" svg:y2="6.08cm">
          <text:p/>
        </draw:line>
        <draw:line draw:style-name="gr2" draw:text-style-name="P1" draw:layer="layout" svg:x1="17.51cm" svg:y1="6.08cm" svg:x2="20.05cm" svg:y2="6.08cm">
          <text:p/>
        </draw:line>
        <draw:frame draw:style-name="gr14" draw:text-style-name="P12" draw:layer="controls" svg:width="3.271cm" svg:height="0.645cm" svg:x="6.969cm" svg:y="14.325cm">
          <draw:text-box>
            <text:p text:style-name="P11"><text:span text:style-name="T3">- MAXCDAOA</text:span></text:p>
          </draw:text-box>
        </draw:frame>
        <draw:frame draw:style-name="gr14" draw:text-style-name="P12" draw:layer="controls" svg:width="2.509cm" svg:height="0.645cm" svg:x="16.24cm" svg:y="14.325cm">
          <draw:text-box>
            <text:p text:style-name="P11"><text:span text:style-name="T3">MAXCDAOA</text:span></text:p>
          </draw:text-box>
        </draw:frame>
        <draw:line draw:style-name="gr1" draw:text-style-name="P1" draw:layer="controls" svg:x1="8.62cm" svg:y1="6.08cm" svg:x2="8.62cm" svg:y2="13.065cm">
          <text:p/>
        </draw:line>
        <draw:line draw:style-name="gr1" draw:text-style-name="P1" draw:layer="controls" svg:x1="17.51cm" svg:y1="6.08cm" svg:x2="17.51cm" svg:y2="13.065cm">
          <text:p/>
        </draw:line>
        <draw:line draw:style-name="gr15" draw:text-style-name="P1" draw:layer="layout" svg:x1="8.62cm" svg:y1="14.335cm" svg:x2="8.62cm" svg:y2="13.065cm">
          <text:p/>
        </draw:line>
        <draw:line draw:style-name="gr15" draw:text-style-name="P1" draw:layer="controls" svg:x1="17.51cm" svg:y1="14.335cm" svg:x2="17.51cm" svg:y2="13.065cm">
          <text:p/>
        </draw:line>
        <draw:line draw:style-name="gr1" draw:text-style-name="P1" draw:layer="controls" svg:x1="13.065cm" svg:y1="11.16cm" svg:x2="5.699cm" svg:y2="11.16cm">
          <text:p/>
        </draw:line>
        <draw:frame draw:style-name="gr14" draw:text-style-name="P12" draw:layer="controls" svg:width="2.509cm" svg:height="0.645cm" svg:x="2.905cm" svg:y="10.906cm">
          <draw:text-box>
            <text:p text:style-name="P11"><text:span text:style-name="T3">Cd_0</text:span></text:p>
          </draw:text-box>
        </draw:frame>
        <draw:line draw:style-name="gr1" draw:text-style-name="P1" draw:layer="controls" svg:x1="20.05cm" svg:y1="6.08cm" svg:x2="20.05cm" svg:y2="13.065cm">
          <text:p/>
        </draw:line>
        <draw:line draw:style-name="gr1" draw:text-style-name="P1" draw:layer="controls" svg:x1="6.08cm" svg:y1="6.08cm" svg:x2="6.08cm" svg:y2="13.065cm">
          <text:p/>
        </draw:line>
        <draw:frame draw:style-name="gr16" draw:text-style-name="P12" draw:layer="controls" svg:width="1.524cm" svg:height="0.713cm" svg:x="19.288cm" svg:y="15.732cm">
          <draw:text-box>
            <text:p text:style-name="P11"><text:span text:style-name="T3">Pi / 2</text:span></text:p>
          </draw:text-box>
        </draw:frame>
        <draw:line draw:style-name="gr15" draw:text-style-name="P1" draw:layer="controls" svg:x1="20.05cm" svg:y1="15.732cm" svg:x2="20.05cm" svg:y2="13.065cm">
          <text:p/>
        </draw:line>
        <draw:frame draw:style-name="gr16" draw:text-style-name="P12" draw:layer="controls" svg:width="1.524cm" svg:height="0.713cm" svg:x="5.318cm" svg:y="15.732cm">
          <draw:text-box>
            <text:p text:style-name="P11"><text:span text:style-name="T3">-Pi / 2</text:span></text:p>
          </draw:text-box>
        </draw:frame>
        <draw:line draw:style-name="gr15" draw:text-style-name="P1" draw:layer="controls" svg:x1="6.08cm" svg:y1="15.732cm" svg:x2="6.08cm" svg:y2="13.06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22:41:10.341034389</meta:creation-date>
    <dc:date>2022-09-19T23:14:33.805305120</dc:date>
    <meta:editing-duration>P2DT18H28M5S</meta:editing-duration>
    <meta:editing-cycles>10</meta:editing-cycles>
    <meta:generator>LibreOffice/7.4.0.3$MacOSX_X86_64 LibreOffice_project/f85e47c08ddd19c015c0114a68350214f7066f5a</meta:generator>
    <meta:document-statistic meta:object-count="44"/>
  </office:meta>
</office:document-meta>
</file>